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11pt" style:font-size-asian="9.60000038146973pt" style:font-size-complex="11pt"/>
    </style:style>
    <style:style style:name="P2" style:family="paragraph" style:parent-style-name="Standard">
      <style:text-properties style:font-name="Arial" fo:font-size="13pt" style:font-size-asian="13pt" style:font-size-complex="13pt"/>
    </style:style>
    <style:style style:name="P3" style:family="paragraph" style:parent-style-name="Standard">
      <style:text-properties style:font-name="Arial" fo:font-size="12pt" style:font-size-asian="12pt" style:font-size-complex="12pt"/>
    </style:style>
    <style:style style:name="P4" style:family="paragraph" style:parent-style-name="Standard">
      <style:text-properties style:font-name="Arial" fo:font-size="12pt" style:text-underline-style="none" fo:font-weight="bold" style:font-size-asian="12pt" style:font-weight-asian="bold" style:font-size-complex="12pt" style:font-weight-complex="bold"/>
    </style:style>
    <style:style style:name="P5"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6" style:family="paragraph" style:parent-style-name="Standard">
      <style:text-properties style:font-name="Arial" fo:font-size="12pt" style:text-underline-style="solid" style:text-underline-width="auto" style:text-underline-color="font-color" style:font-size-asian="12pt" style:font-size-complex="12pt"/>
    </style:style>
    <style:style style:name="P7" style:family="paragraph" style:parent-style-name="Standard">
      <style:paragraph-properties fo:text-align="center" style:justify-single-word="false"/>
      <style:text-properties style:font-name="Arial"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8" style:family="paragraph" style:parent-style-name="Standard">
      <style:text-properties style:font-name="Arial" fo:font-size="18pt" style:font-size-asian="15.75pt" style:font-size-complex="18pt"/>
    </style:style>
    <style:style style:name="P9" style:family="paragraph" style:parent-style-name="Standard">
      <style:paragraph-properties fo:text-align="center" style:justify-single-word="false"/>
      <style:text-properties style:font-name="Arial" fo:font-size="20pt" style:text-underline-style="solid" style:text-underline-width="auto" style:text-underline-color="font-color" style:font-size-asian="20pt" style:font-size-complex="20pt"/>
    </style:style>
    <style:style style:name="P10" style:family="paragraph" style:parent-style-name="Standard">
      <style:paragraph-properties fo:margin-left="0cm" fo:margin-right="0cm" fo:line-height="150%" fo:text-align="start" style:justify-single-word="false" fo:text-indent="0cm" style:auto-text-indent="false"/>
      <style:text-properties style:text-position="super 58%"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margin-left="0cm" fo:margin-right="0cm" fo:line-height="150%" fo:text-align="start" style:justify-single-word="false" fo:text-indent="0cm" style:auto-text-indent="false"/>
      <style:text-properties style:font-name="Arial"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cm" fo:margin-right="0cm" fo:line-height="150%" fo:text-align="start" style:justify-single-word="false" fo:text-indent="0cm" style:auto-text-indent="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style:text-position="0% 100%"/>
    </style:style>
    <style:style style:name="T8" style:family="text">
      <style:text-properties style:text-position="0% 100%" fo:language="no" fo:country="NO" style:font-name-asian="Times New Roman1" style:font-name-complex="Times New Roman1"/>
    </style:style>
    <style:style style:name="T9"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Obligatorisk oppgave i Exphil03 av Daniel Heinesen</text:p>
      <text:p text:style-name="P8"/>
      <text:p text:style-name="P8"/>
      <text:p text:style-name="P7">Oppgavetekst og merknad</text:p>
      <text:p text:style-name="P7"/>
      <text:p text:style-name="P3">6. </text:p>
      <text:p text:style-name="P3">Gi et analytisk sammendrag av Aristoteles’ “funksjonsargument.”(Aristoteles 2 2015: 70-72)</text:p>
      <text:p text:style-name="P3"/>
      <text:p text:style-name="P6">Ordtelling<text:span text:style-name="T9"> er tatt f.o.m. neste setning, og til med ikke med bibliografien, og i følge mitt skriveprogram </text:span><text:span text:style-name="T4">596</text:span><text:span text:style-name="T2"> </text:span><text:span text:style-name="T5">ord.</text:span></text:p>
      <text:p text:style-name="P6"><text:span text:style-name="T5"/></text:p>
      <text:p text:style-name="P7">Argumentet</text:p>
      <text:p text:style-name="P7"/>
      <text:p text:style-name="P4"/>
      <text:p text:style-name="P5">Aristoteles begynner sitt søk om det gode med å påpeke at for mange roller, og for forskjellige mennesker, later det til å være forskjellige mål som opptar dem. Enhver handling som tas i disse rollene er for å oppnå disse målene. Siden det er mål for disse handlingene, må det også være goder. <text:s/>Skulle det være flere slike mål, så må det finnes flere slike goder <text:span text:style-name="T6">[1097a1-24].</text:span> Men Aristoteles mener at vi kan snevre inn disse målene: Han sier at om vi har ett mål vi prøver å oppnå uten at dette er et middel for å oppnå et annet mål, så vil dette være et <text:span text:style-name="T1">endelig mål</text:span>. Et endelig mål er derfor et mål vi streber ubetinget etter, for dens egen skyld <text:span text:style-name="T6">[1097a30-33].</text:span></text:p>
      <text:p text:style-name="P5"/>
      <text:p text:style-name="P5">Men hvilket endelig mål er som står frem for alt? Aristoteles mener at selv når vi streber for å oppnå rikdom, ære eller berømmelse, så er det betinget av at disse vil bringe oss lykke. Derfor må <text:span text:style-name="T1">lykke</text:span> være det fremste av disse endelige målene. Bare lykke prøver vi å oppnå for sin egen skyld <text:span text:style-name="T6">[1097b1-5].</text:span></text:p>
      <text:p text:style-name="P5"/>
      <text:p text:style-name="P5">Aristoteles argumenterer så utifra fullstendighet. Den endelige gode må være fullstendig. Han prøver å undersøke om menneske er fullstendig som <text:span text:style-name="T1">zoon politikon:</text:span><text:span text:style-name="T3"> Om hva som gjør mennesket fullstendig er dets forhold med familie, medborgerne, etc. Men han mener så at dette kravet om fullstendighet da må utvides til disse personene også, noe som leder til regresjon </text:span><text:span text:style-name="T1">ad infinitum</text:span><text:span text:style-name="T3">. Det må derfor være én ting som alene kan gjøre livet er verdt å leve uten uten at noe mangler. Denne tingen virker igjen å være lykken </text:span><text:span text:style-name="T4">[1097b20-24]</text:span><text:span text:style-name="T3">.</text:span></text:p>
      <text:p text:style-name="P5"><text:span text:style-name="T3"/></text:p>
      <text:p text:style-name="P5"><text:span text:style-name="T3">Så gjennom disse undersøkelsene har Aristoteles funnet at lykken er den endelige goden vi mennesker må strebe etter. Men hvordan kan vi så oppnå denne lykken? Han bruker eksempelet om at en fløytespiller vil oppnå det gode – sitt mål – ved å spille bra; ved å uføre sin funksjon vil fløytespilleren oppnå sitt mål. Så for å oppnå lykke – vårt endelige mål – må vi utfylle vår funksjon som mennesker </text:span><text:span text:style-name="T4">[1097b25-30]</text:span><text:span text:style-name="T3">. Siden vi er bygd opp av deler som alle har sin funksjon, må også menneske som en helhet ha en funksjon </text:span><text:span text:style-name="T4">[1098a1-5]</text:span><text:span text:style-name="T3">. Aristoteles mener at slik en funksjon må være unikt for mennesker, og ikke noe vi deler med dyr og planter. Fra Aristoteles' filosofi er det som skiller oss fra disse at vi er </text:span><text:span text:style-name="T1">zoon logikon</text:span><text:span text:style-name="T3">, vi er dyr som har fornuft og handler i samsvar med denne fornuften. Så menneskets funksjon består i, som Aristoteles sier, </text:span><text:span text:style-name="T1">«sjelens virksomhet»</text:span><text:span text:style-name="T3"> i trå med fornuften </text:span><text:span text:style-name="T4">[1098a15-18]</text:span><text:span text:style-name="T3">. Men, argumenterer Aristoteles, én som har en funksjon og én som er dyktig i denne funksjonen har fortsatt samme funksjon. Det er ikke det å ha besittelse av fornuft som er menneskets funksjon – funksjonen må være en aktivitet. En som av natur er mer fornuftig vil ikke være mer lykkelig enn en som er mindre fornuftig. Begge har som </text:span><text:soft-page-break/><text:span text:style-name="T3">funksjon å handle fornuftig i henhold til sin </text:span><text:span text:style-name="T1">«særegne dyd».</text:span><text:span text:style-name="T3"> Det som er menneskets funksjon og mål er virke i henhold til sin fornuft, hvilket er så handle i henhold til sin beste og mest fullkommende dyd </text:span><text:span text:style-name="T4">[1098a19]</text:span><text:span text:style-name="T3">.</text:span></text:p>
      <text:p text:style-name="P5"><text:span text:style-name="T3"/></text:p>
      <text:p text:style-name="P5"><text:span text:style-name="T3">Videre redegjør Aristoteles at man må leve hele livet sitt etter dette prinsippet, ikke bare en dag nå og da, for </text:span><text:span text:style-name="T1">«én svale gjør ingen sommer» </text:span><text:span text:style-name="T4">[1098a20-21]</text:span><text:span text:style-name="T1">. </text:span><text:span text:style-name="T3">Aristoteles påpeker så at det som er beskrevet over bare er en skisse for veien til det gode. Man kan ikke kreve samme type nøyaktighet for alle, og veien til lykke og det godt liv må tas på individuell basis, men etter retningslinje lagt ned </text:span><text:span text:style-name="T4">[1098a25-1098b4]</text:span><text:span text:style-name="T3">.</text:span></text:p>
      <text:p text:style-name="P2"/>
      <text:p text:style-name="P11">Bibliografi:</text:p>
      <text:p text:style-name="P12">Avsnittene er tatt fra:</text:p>
      <text:p text:style-name="P10"><text:span text:style-name="T7">Aristoteles, ’Den nikomakiske etikk’, i <text:s/>IFIKK(red.) Exphil 1: Filosofi- og vitenskapshistorie 7. utgave, IFIKK(red.), </text:span><text:span text:style-name="T8">UiO/Gyldendal Norsk Forlag, Oslo, 2015</text:span><text:span text:style-name="T7">, s. 70-72.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nb" fo:country="NO"/>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2-03T12:43:35.596828333</meta:creation-date>
    <dc:date>2018-02-19T01:14:21.21</dc:date>
    <meta:editing-duration>P1DT10H5M</meta:editing-duration>
    <meta:editing-cycles>64</meta:editing-cycles>
    <meta:generator>OpenOffice/4.1.3$Win32 OpenOffice.org_project/413m1$Build-9783</meta:generator>
    <dc:creator>Daniel Heinesen</dc:creator>
    <meta:document-statistic meta:table-count="0" meta:image-count="0" meta:object-count="0" meta:page-count="2" meta:paragraph-count="14" meta:word-count="662" meta:character-count="3846"/>
  </office:meta>
</office:document-meta>
</file>